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09c4bc" officeooo:paragraph-rsid="0009c4bc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09c4bc" officeooo:paragraph-rsid="000e19f3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0baa76" officeooo:paragraph-rsid="000baa76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0baa76" officeooo:paragraph-rsid="000e19f3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0cf469" officeooo:paragraph-rsid="000cf469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0cf469" officeooo:paragraph-rsid="000e19f3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00cf469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0d7f8e" officeooo:paragraph-rsid="000d7f8e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paragraph-rsid="000e19f3" style:font-size-asian="12pt" style:font-size-complex="12pt"/>
    </style:style>
    <style:style style:name="T1" style:family="text">
      <style:text-properties officeooo:rsid="0009c4bc"/>
    </style:style>
    <style:style style:name="T2" style:family="text">
      <style:text-properties officeooo:rsid="000baa76"/>
    </style:style>
    <style:style style:name="T3" style:family="text">
      <style:text-properties officeooo:rsid="000cf469"/>
    </style:style>
    <style:style style:name="T4" style:family="text">
      <style:text-properties officeooo:rsid="000d7f8e"/>
    </style:style>
    <style:style style:name="T5" style:family="text">
      <style:text-properties officeooo:rsid="000e1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2 - 2009</text:p>
      <text:p text:style-name="P1"/>
      <text:p text:style-name="P2">Define the following terms:</text:p>
      <text:p text:style-name="P3"><text:span text:style-name="T5">(i)</text:span> Tensile stress</text:p>
      <text:p text:style-name="P3"><text:span text:style-name="T5">(ii)</text:span> Tensile strain</text:p>
      <text:p text:style-name="P3"><text:span text:style-name="T5">(iii)</text:span> Young’s modulus</text:p>
      <text:p text:style-name="P2"/>
      <text:p text:style-name="P2">Derive the expression for the work done in stretching a wire of length L by a load W through an extension X.</text:p>
      <text:p text:style-name="P2"/>
      <text:p text:style-name="P2">A vertical wire made of steel of length 2.0 m and 1.0 mm diameter has a load of 5.0 kg applied to its lower end. <text:s/>What is the energy stored in the wire?</text:p>
      <text:p text:style-name="P2"/>
      <text:p text:style-name="P2">A copper wire 2.0 m long and 1.22x10^{-3} m diameter is fixed horizontally to two rigid supports 2.0 m apart. <text:s/>Find the mass in kg of the load, which when suspended at the mid point of the wire, produces a sag of 2.0x10^{-2} m at the point.</text:p>
      <text:p text:style-name="P2"/>
      <text:p text:style-name="P2">Define angular momentum and give its dimensions.</text:p>
      <text:p text:style-name="P2"/>
      <text:p text:style-name="P2">A grinding wheel in a form of solid cylinder of 0.2m diameter and 3 kg mass is rotated at 3600 rev/minute.</text:p>
      <text:p text:style-name="P3"><text:span text:style-name="T5">(i)</text:span> What is its kinetic energy?</text:p>
      <text:p text:style-name="P3"><text:span text:style-name="T5">(ii)</text:span> Find how far it would have to fall to acquire the same kinetic energy as in the question above.</text:p>
      <text:p text:style-name="P1"/>
      <text:p text:style-name="P1">A <text:span text:style-name="T1">uniform</text:span> solid <text:span text:style-name="T1">cylinder</text:span> of mass M and radius R rotates about a vertical axis on a <text:span text:style-name="T1">frictionless</text:span> bearing. “A mass less cord rapped with many turns round the cylinder passes aver a pulley of rotational inertia I and radius r and then attached to a small mass m that is otherwise free to fall under the influence of gravity as shown in figure below.</text:p>
      <text:p text:style-name="P2">### insert figure here ###</text:p>
      <text:p text:style-name="P2">If there is no friction in the pulley axle and the cord does not slip, what is the speed of the small mas after it has fallen a distance h from rest.</text:p>
      <text:p text:style-name="P1"/>
      <text:p text:style-name="P2">What is the difference between isothermal and adiabatic processes?</text:p>
      <text:p text:style-name="P2">Write down the equation of state obeyed by each process in the question above.</text:p>
      <text:p text:style-name="P2"/>
      <text:p text:style-name="P2">Using the same graph and under the same conditions sketch the isotherms and the adiabatics.</text:p>
      <text:p text:style-name="P2"/>
      <text:p text:style-name="P2">Derive the expression for the work done by thte gas when it expands from volume V_1 to volume V_2 during an:</text:p>
      <text:p text:style-name="P3"><text:span text:style-name="T5">(i)</text:span> Isothermal process</text:p>
      <text:p text:style-name="P3"><text:span text:style-name="T5">(ii)</text:span> Adiabatic process</text:p>
      <text:p text:style-name="P1"/>
      <text:p text:style-name="P1">When water is boiled under a pressure of 2 atmospheres the boiling point is <text:span text:style-name="T1">120 degrees C</text:span>. At this pressure <text:span text:style-name="T1">1</text:span> kg of water has a volume of 10<text:span text:style-name="T1">^{-3} m^3</text:span> and <text:span text:style-name="T1">2</text:span> kg of steam have a volume of 1.648 m<text:span text:style-name="T1">^{3} </text:span>. Compute the work done when <text:span text:style-name="T1">1</text:span> kg of steam is formed at this temperature increase in the internal energy. </text:p>
      <text:p text:style-name="P1"/>
      <text:p text:style-name="P1">State Kepler's laws of planetary motion.</text:p>
      <text:p text:style-name="P1"/>
      <text:p text:style-name="P1"><text:soft-page-break/>Explain the variation of acceleration due to gravity, <text:span text:style-name="T1">g</text:span>. inside and outside the earth.</text:p>
      <text:p text:style-name="P1"/>
      <text:p text:style-name="P1">Derive the formula for mass and density of the earth.</text:p>
      <text:p text:style-name="P1"/>
      <text:p text:style-name="P1">What do you understand by the term satellite?</text:p>
      <text:p text:style-name="P1"/>
      <text:p text:style-name="P2">A satellite of mass 100 kg moves in a circular orbit of radius 7000 km around the earth, assumed to be a sphere of radius 6400 km. <text:s/>Calculate the total energy needed to place the satellite in orbit from the ear<text:span text:style-name="T2">t</text:span>h assuming g = 10 N/kg at the earth’s surface.</text:p>
      <text:p text:style-name="P1"/>
      <text:p text:style-name="P4">What is interference? <text:s/>Explain the term path difference with reference to the interference of two wave-trains.</text:p>
      <text:p text:style-name="P4"/>
      <text:p text:style-name="P4">Why is it not possible to see interference when the light beams from head lamps of a car overlap?</text:p>
      <text:p text:style-name="P4"/>
      <text:p text:style-name="P4">Discuss whether it is possible to observe an interference pattern when white light is shone on a Young’s double slit experiment.</text:p>
      <text:p text:style-name="P4"/>
      <text:p text:style-name="P4">A grating has 500 lines per millimetre and is illuminated normally with monochromatic light of wavelength 5.89x10^{-7} m.</text:p>
      <text:p text:style-name="P5"><text:span text:style-name="T5">(i)</text:span> How many diffraction maxima may be observed?</text:p>
      <text:p text:style-name="P5"><text:span text:style-name="T5">(ii)</text:span> Calculate the angular separation.</text:p>
      <text:p text:style-name="P4"/>
      <text:p text:style-name="P6">In the Figure below, S_1 and S_2 are two coherent light sources in a Young’s two slit experiment seperated by a distance 0.5 mm and O is a point equidistant from S_1 and S_2 at a distance of 0.8 m from the slits. <text:s/>When a thin parallel sided piece of glass (G) of thickness 3.6x10^{-6} m is placed near S_1 as shown, the central fringe system moves from O to point P. <text:s/>Calculate OP. <text:s/>( The wavelength of light used = 6.0x10^{-7} m ).</text:p>
      <text:p text:style-name="P6">### Insert Figure here ###</text:p>
      <text:p text:style-name="P6"/>
      <text:p text:style-name="P6">Explain the mechanism of electric conduction in:</text:p>
      <text:p text:style-name="P7"><text:span text:style-name="T5">(i)</text:span> Gases</text:p>
      <text:p text:style-name="P7"><text:span text:style-name="T5">(ii)</text:span> Electrolytes</text:p>
      <text:p text:style-name="P1"/>
      <text:p text:style-name="P6">Develop an equation for the torque acting on a current carrying coil of dimensions lxb placed in a magnetic field. <text:s/>How is this effect applied in a moving coil galvanometer?</text:p>
      <text:p text:style-name="P6"/>
      <text:p text:style-name="P6">A galvanometer coil has 50 turns, each with an area of 1.0 cm^2 . <text:s/>If the coil is in a radian field of 10^{-2} T and suspended by a suspension of torsion constant 2x10^{-9} Nm per degree, what current is needed to give a deflection of 30 degrees ?</text:p>
      <text:p text:style-name="P1"/>
      <text:p text:style-name="P1">Explain the following terms:</text:p>
      <text:p text:style-name="P10"><text:span text:style-name="T5">(i)</text:span> Forward bias.</text:p>
      <text:p text:style-name="P10"><text:span text:style-name="T5">(ii)</text:span> Reverse bias.</text:p>
      <text:p text:style-name="P10"><text:span text:style-name="T5">(iii)</text:span> Inverting and non-inverting amplifier. </text:p>
      <text:p text:style-name="P1"/>
      <text:p text:style-name="P1">Define the following:</text:p>
      <text:p text:style-name="P10"><text:span text:style-name="T5">(i)</text:span> Logic gate.</text:p>
      <text:p text:style-name="P10"><text:span text:style-name="T5">(ii)</text:span> Integrated circuit.</text:p>
      <text:p text:style-name="P10"><text:soft-page-break/><text:span text:style-name="T5">(iii)</text:span> Modulation.</text:p>
      <text:p text:style-name="P8"/>
      <text:p text:style-name="P1">An operational amplifier is to have a voltage gain <text:span text:style-name="T3">of 100 . <text:s/>Calculate the required values for the external resistances R_1 and R_2 when the following gains are required:</text:span></text:p>
      <text:p text:style-name="P10"><text:span text:style-name="T5">(i)</text:span> non-inverting.</text:p>
      <text:p text:style-name="P10"><text:span text:style-name="T5">(ii)</text:span> Inverting.</text:p>
      <text:p text:style-name="P1"/>
      <text:p text:style-name="P6">State the laws of electromagnetic induction.</text:p>
      <text:p text:style-name="P6"/>
      <text:p text:style-name="P6">Outline four applications of eddy currents.</text:p>
      <text:p text:style-name="P6"/>
      <text:p text:style-name="P6">A coil of 100 turns is rotated at 1500 revolutions per minute in a magnetic field of uniform density 0.05 T. <text:s/>If the axis of rotation is at right angles to the direction of the flux and the area per turn is 4000 mm^2 . <text:s/>Calculate the:</text:p>
      <text:p text:style-name="P7"><text:span text:style-name="T5">(i)</text:span> Frequency</text:p>
      <text:p text:style-name="P7"><text:span text:style-name="T5">(ii)</text:span> Period</text:p>
      <text:p text:style-name="P7"><text:span text:style-name="T5">(iii)</text:span> Maximum induced e.m.f.</text:p>
      <text:p text:style-name="P7"><text:span text:style-name="T5">(iv)</text:span> Maximum value of the induced e.m.f. when the coil has rotated through 30 degrees from the position of zero e.m.f.</text:p>
      <text:p text:style-name="P6"/>
      <text:p text:style-name="P6">The diagram below shows a wire of length l carrying a current I and placed in a magnetic field B such that its length is perpendicular to B. <text:s/>Derive an expression for the force exerted on the wire.</text:p>
      <text:p text:style-name="P6">### Insert diagram here ###</text:p>
      <text:p text:style-name="P6"/>
      <text:p text:style-name="P6">Give a <text:span text:style-name="T4">general</text:span> form expressing the force exerted on the wire carrying current I if its length l is inclined at angle angle theta to the magnetic field B . <text:s/></text:p>
      <text:p text:style-name="P6"/>
      <text:p text:style-name="P6">A wire carrying a current of 2 A has a length of 100 mm in a uniform magnetic field of 0.8 Wbm^{-2} . <text:s/>Find the force acting on the wire when the field is at 60 degrees to the wire.</text:p>
      <text:p text:style-name="P6"/>
      <text:p text:style-name="P6">A wire carrying a current of 25 A and 8 m long is placed in a magnetic field of flux density 0.42 T . What is the force on the wire if it is placed:</text:p>
      <text:p text:style-name="P7"><text:span text:style-name="T5">(i)</text:span> At right angles to the field?</text:p>
      <text:p text:style-name="P7"><text:span text:style-name="T5">(ii)</text:span> At 45 degrees to the field?</text:p>
      <text:p text:style-name="P7"><text:span text:style-name="T5">(iii)</text:span> Along the field?</text:p>
      <text:p text:style-name="P6"/>
      <text:p text:style-name="P6">Given the circuit in the Figure below, describe what happenes to V_0 when it is raised suddenly from 0 to 1 V and remains at that voltage.</text:p>
      <text:p text:style-name="P6">### Insert figure here ###</text:p>
      <text:p text:style-name="P6"/>
      <text:p text:style-name="P6">Write down Bragg’s equation for the study of the atomic structure of the crystals by X-rays.</text:p>
      <text:p text:style-name="P6"/>
      <text:p text:style-name="P1">The radiation from an X — ray tube which operates at 50 kV is diffracted by i<text:span text:style-name="T3">s diffracted by a </text:span>cubic KCl crystal of molecular mass 74.6 and density 1.99x10<text:span text:style-name="T3">^3</text:span> kg/<text:span text:style-name="T3">m^3. <text:s/></text:span>Calculate:</text:p>
      <text:p text:style-name="P10"><text:span text:style-name="T5">(i)</text:span> The shortest wavelength limit of the spectrum from the tube.</text:p>
      <text:p text:style-name="P10"><text:span text:style-name="T5">(ii)</text:span> The glancing angle for first order reflection from the planes of the crystal for that wavelength and angle of deviation of a diffracted be<text:span text:style-name="T3">a</text:span>m.</text:p>
      <text:p text:style-name="P1"/>
      <text:p text:style-name="P1">The radiation emitted by an X — ray tube consists of continuous spectrum with a line spectrum <text:soft-page-break/>superimposed on it. Explain how the continuous spect<text:span text:style-name="T3">ru</text:span>m and the line spectrum are produced.</text:p>
      <text:p text:style-name="P1">Draw the graph of the spectra stated. ‘</text:p>
      <text:p text:style-name="P1"/>
      <text:p text:style-name="P1">Explain the following observations:</text:p>
      <text:p text:style-name="P10"><text:span text:style-name="T5">(i)</text:span> A radioactive sou<text:span text:style-name="T4">rc</text:span>e is placed in front of a detector which can detec<text:span text:style-name="T4">t</text:span> all forms of radioactive emissions. It is found that the activity registered <text:span text:style-name="T4">as </text:span>noticeably reduced when a thin sheet of paper is placed be<text:span text:style-name="T4">t</text:span>ween the source and detector.</text:p>
      <text:p text:style-name="P10"><text:span text:style-name="T5">(ii)</text:span> When a brass plate with a narrow vertical shit is placed in front <text:span text:style-name="T4">of </text:span>the radioactive source <text:span text:style-name="T4">(</text:span>above<text:span text:style-name="T4">)</text:span> and a horizontal: magnetic <text:span text:style-name="T4">field </text:span>normal to the line joining the source and the detector is applied, its found that the activity is further reduced.</text:p>
      <text:p text:style-name="P10"><text:span text:style-name="T5">(iii)</text:span> The magnetic field <text:span text:style-name="T4">(above)</text:span> is removed and a sheet of <text:span text:style-name="T4">aluminum</text:span> is placed in front of the source. The activity recorded is similarly reduced.</text:p>
      <text:p text:style-name="P1"/>
      <text:p text:style-name="P1">Define the terms laser and maser. </text:p>
      <text:p text:style-name="P1"/>
      <text:p text:style-name="P1">G<text:span text:style-name="T4">i</text:span>ve three applications of laser. </text:p>
      <text:p text:style-name="P1"/>
      <text:p text:style-name="P9">A laser beam has a power of 20x10^9 watts and a diameter of 2 mm. <text:s/>Calculate the peak values of electric field and magnetic fields.</text:p>
      <text:p text:style-name="P9"/>
      <text:p text:style-name="P9">A 2.71 g sample of Kcl from the chemistry stock is found to be radioactive and decays at a constant rate of 4490 disintegrations per second. <text:s/>The decays are traced to the element potassium and in particular to the isotope ^{40} K which constitutes 1.17% of normal potassium. <text:s/>Calculate the half life of the nucl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3:17:46.234864465</dc:date>
    <meta:editing-duration>PT22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82" meta:word-count="1427" meta:character-count="7803" meta:non-whitespace-character-count="6432"/>
  </office:meta>
</office:document-meta>
</file>